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6.589cm" table:align="left"/>
    </style:style>
    <style:style style:name="Tabella7.A" style:family="table-column">
      <style:table-column-properties style:column-width="4.281cm"/>
    </style:style>
    <style:style style:name="Tabella7.B" style:family="table-column">
      <style:table-column-properties style:column-width="12.308cm"/>
    </style:style>
    <style:style style:name="Tabella7.A1" style:family="table-cell">
      <style:table-cell-properties fo:padding="0.097cm" fo:border-left="none" fo:border-right="none" fo:border-top="none" fo:border-bottom="0.05pt solid #000000"/>
    </style:style>
    <style:style style:name="Tabella7.A2" style:family="table-cell">
      <style:table-cell-properties fo:padding="0.097cm" fo:border="none"/>
    </style:style>
    <style:style style:name="Tabella1" style:family="table">
      <style:table-properties style:width="16.589cm" table:align="left"/>
    </style:style>
    <style:style style:name="Tabella1.A" style:family="table-column">
      <style:table-column-properties style:column-width="4.281cm"/>
    </style:style>
    <style:style style:name="Tabella1.B" style:family="table-column">
      <style:table-column-properties style:column-width="12.308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A2" style:family="table-cell">
      <style:table-cell-properties fo:padding="0.097cm" fo:border="none"/>
    </style:style>
    <style:style style:name="Tabella2" style:family="table">
      <style:table-properties style:width="16.596cm" table:align="left"/>
    </style:style>
    <style:style style:name="Tabella2.A" style:family="table-column">
      <style:table-column-properties style:column-width="4.281cm"/>
    </style:style>
    <style:style style:name="Tabella2.B" style:family="table-column">
      <style:table-column-properties style:column-width="12.315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A2" style:family="table-cell">
      <style:table-cell-properties fo:padding="0.097cm" fo:border="none"/>
    </style:style>
    <style:style style:name="Tabella3" style:family="table">
      <style:table-properties style:width="16.596cm" table:align="left"/>
    </style:style>
    <style:style style:name="Tabella3.A" style:family="table-column">
      <style:table-column-properties style:column-width="4.281cm"/>
    </style:style>
    <style:style style:name="Tabella3.B" style:family="table-column">
      <style:table-column-properties style:column-width="12.315cm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A2" style:family="table-cell">
      <style:table-cell-properties fo:padding="0.097cm" fo:border="none"/>
    </style:style>
    <style:style style:name="Tabella4" style:family="table">
      <style:table-properties style:width="16.596cm" table:align="left"/>
    </style:style>
    <style:style style:name="Tabella4.A" style:family="table-column">
      <style:table-column-properties style:column-width="4.281cm"/>
    </style:style>
    <style:style style:name="Tabella4.B" style:family="table-column">
      <style:table-column-properties style:column-width="12.315cm"/>
    </style:style>
    <style:style style:name="Tabella4.A1" style:family="table-cell">
      <style:table-cell-properties fo:padding="0.097cm" fo:border-left="none" fo:border-right="none" fo:border-top="none" fo:border-bottom="0.05pt solid #000000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6.596cm" table:align="left"/>
    </style:style>
    <style:style style:name="Tabella5.A" style:family="table-column">
      <style:table-column-properties style:column-width="4.281cm"/>
    </style:style>
    <style:style style:name="Tabella5.B" style:family="table-column">
      <style:table-column-properties style:column-width="12.315cm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ella5.A2" style:family="table-cell">
      <style:table-cell-properties fo:padding="0.097cm" fo:border="none"/>
    </style:style>
    <style:style style:name="P1" style:family="paragraph" style:parent-style-name="Footer">
      <style:paragraph-properties fo:text-align="justify" style:justify-single-word="false"/>
      <style:text-properties style:font-name="Lucida Sans" fo:font-size="9pt" style:font-size-asian="9pt" style:font-size-complex="9pt"/>
    </style:style>
    <style:style style:name="P2" style:family="paragraph" style:parent-style-name="Standard">
      <style:text-properties style:font-name="Lucida Sans" fo:font-size="10pt" style:font-size-asian="10pt" style:font-size-complex="10pt"/>
    </style:style>
    <style:style style:name="P3" style:family="paragraph" style:parent-style-name="Standard">
      <style:text-properties style:font-name="Lucida Sans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Lucida Sans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ucida Sans" fo:font-size="9pt" style:font-size-asian="9pt" style:font-size-complex="9pt"/>
    </style:style>
    <style:style style:name="P6" style:family="paragraph" style:parent-style-name="Standard">
      <style:text-properties style:font-name="Lucida San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text-properties style:font-name="Lucida Sans" fo:font-size="23pt" style:font-size-asian="23pt" style:font-size-complex="23pt"/>
    </style:style>
    <style:style style:name="P8" style:family="paragraph" style:parent-style-name="Standard">
      <style:paragraph-properties fo:margin-left="1.402cm" fo:margin-right="0cm" fo:text-indent="0cm" style:auto-text-indent="false"/>
      <style:text-properties style:font-name="Lucida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margin-left="1.402cm" fo:margin-right="0cm" fo:text-indent="0cm" style:auto-text-indent="false"/>
      <style:text-properties style:font-name="Lucida Sans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margin-left="1.402cm" fo:margin-right="0cm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1.402cm" fo:margin-right="0cm" fo:margin-top="0.101cm" fo:margin-bottom="0cm" style:contextual-spacing="false" fo:line-height="0.508cm" fo:text-indent="0cm" style:auto-text-indent="false"/>
      <style:text-properties style:font-name="Lucida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margin-left="1.402cm" fo:margin-right="0cm" fo:margin-top="0.101cm" fo:margin-bottom="0cm" style:contextual-spacing="false" fo:text-indent="0cm" style:auto-text-indent="false"/>
      <style:text-properties style:font-name="Lucida San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margin-left="1.402cm" fo:margin-right="0cm" fo:margin-top="0.102cm" fo:margin-bottom="0cm" style:contextual-spacing="false" fo:text-indent="0cm" style:auto-text-indent="false"/>
      <style:text-properties style:font-name="Lucida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1.402cm" fo:margin-right="0cm" fo:margin-top="0.102cm" fo:margin-bottom="0cm" style:contextual-spacing="false" fo:text-indent="0cm" style:auto-text-indent="false"/>
      <style:text-properties style:font-name="Lucida San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ucida San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ucida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99cm" fo:margin-bottom="0cm" style:contextual-spacing="false" fo:text-indent="0cm" style:auto-text-indent="false"/>
      <style:text-properties style:font-name="Lucida San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margin-left="0cm" fo:margin-right="0cm" fo:margin-top="0.101cm" fo:margin-bottom="0cm" style:contextual-spacing="false" fo:text-indent="0cm" style:auto-text-indent="false"/>
      <style:text-properties style:font-name="Lucida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254cm" fo:margin-bottom="0cm" style:contextual-spacing="false" fo:text-align="end" style:justify-single-word="false" fo:text-indent="0cm" style:auto-text-indent="false"/>
      <style:text-properties style:font-name="Lucida Sans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text-properties style:font-name="Lucida Sans" fo:font-size="9pt" style:font-size-asian="9pt" style:font-size-complex="9pt"/>
    </style:style>
    <style:style style:name="P21" style:family="paragraph" style:parent-style-name="Table_20_Contents">
      <style:paragraph-properties fo:line-height="0.508cm"/>
      <style:text-properties style:font-name="Lucida Sans" fo:font-size="9pt" style:font-size-asian="9pt" style:font-size-complex="9pt"/>
    </style:style>
    <style:style style:name="P22" style:family="paragraph" style:parent-style-name="Table_20_Contents">
      <style:paragraph-properties fo:line-height="0.508cm" fo:text-align="end" style:justify-single-word="false"/>
      <style:text-properties style:font-name="Lucida Sans" fo:font-size="9pt" style:font-size-asian="9pt" style:font-size-complex="9pt"/>
    </style:style>
    <style:style style:name="P23" style:family="paragraph" style:parent-style-name="Table_20_Contents"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.101cm" fo:margin-bottom="0cm" style:contextual-spacing="false"/>
      <style:text-properties style:font-name="Lucida Sans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style:contextual-spacing="false" fo:text-align="end" style:justify-single-word="false"/>
      <style:text-properties style:font-name="Lucida Sans" fo:font-size="9pt" style:font-size-asian="9pt" style:font-size-complex="9pt"/>
    </style:style>
    <style:style style:name="P26" style:family="paragraph" style:parent-style-name="Table_20_Contents">
      <style:paragraph-properties fo:margin-top="0.101cm" fo:margin-bottom="0cm" style:contextual-spacing="false" style:shadow="none"/>
      <style:text-properties style:font-name="Lucida Sans" fo:font-size="9pt" style:font-size-asian="9pt" style:font-size-complex="9pt"/>
    </style:style>
    <style:style style:name="P27" style:family="paragraph" style:parent-style-name="Table_20_Contents">
      <style:paragraph-properties fo:margin-top="0.101cm" fo:margin-bottom="0cm" style:contextual-spacing="false" fo:text-align="end" style:justify-single-word="false" style:shadow="none"/>
      <style:text-properties style:font-name="Lucida Sans" fo:font-size="9pt" style:font-size-asian="9pt" style:font-size-complex="9pt"/>
    </style:style>
    <style:style style:name="P28" style:family="paragraph" style:parent-style-name="Standard">
      <style:paragraph-properties fo:margin-top="0.102cm" fo:margin-bottom="0cm" style:contextual-spacing="false"/>
      <style:text-properties style:font-name="Lucida Sans" fo:font-size="10pt" fo:font-style="normal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margin-top="0cm" fo:margin-bottom="0cm" style:contextual-spacing="false" fo:line-height="0.508cm" fo:text-align="end" style:justify-single-word="false"/>
      <style:text-properties style:font-name="Lucida Sans" fo:font-size="9pt" style:font-size-asian="9pt" style:font-size-complex="9pt"/>
    </style:style>
    <style:style style:name="P30" style:family="paragraph" style:parent-style-name="Text_20_body">
      <style:paragraph-properties fo:margin-top="0.102cm" fo:margin-bottom="0.102cm" style:contextual-spacing="false"/>
    </style:style>
    <style:style style:name="P31" style:family="paragraph" style:parent-style-name="Standard">
      <style:paragraph-properties fo:margin-top="0.152cm" fo:margin-bottom="0cm" style:contextual-spacing="false"/>
      <style:text-properties style:font-name="Lucida Sans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.152cm" fo:margin-bottom="0cm" style:contextual-spacing="false"/>
      <style:text-properties style:font-name="Lucida Sans" fo:font-size="10pt" style:font-size-asian="10pt" style:font-size-complex="10pt"/>
    </style:style>
    <style:style style:name="P33" style:family="paragraph" style:parent-style-name="Standard">
      <style:paragraph-properties fo:margin-top="0.152cm" fo:margin-bottom="0cm" style:contextual-spacing="false"/>
      <style:text-properties style:font-name="Lucida Sans" fo:font-size="9pt" style:font-size-asian="9pt" style:font-size-complex="9pt"/>
    </style:style>
    <style:style style:name="P34" style:family="paragraph" style:parent-style-name="Table_20_Contents">
      <style:paragraph-properties fo:margin-top="0.152cm" fo:margin-bottom="0cm" style:contextual-spacing="false"/>
      <style:text-properties style:font-name="Lucida Sans" fo:font-size="8pt" fo:font-style="italic" style:font-size-asian="8pt" style:font-style-asian="italic" style:font-size-complex="8pt" style:font-style-complex="italic"/>
    </style:style>
    <style:style style:name="P35" style:family="paragraph" style:parent-style-name="Standard" style:list-style-name="L1">
      <style:text-properties style:font-name="Lucida Sans" fo:font-size="9pt" style:font-size-asian="9pt" style:font-size-complex="9pt"/>
    </style:style>
    <style:style style:name="P36" style:family="paragraph" style:parent-style-name="Standard">
      <style:text-properties style:font-name="Lucida Sans" fo:font-size="10pt" fo:font-style="normal" style:font-size-asian="10pt" style:font-style-asian="normal" style:font-size-complex="10pt" style:font-style-complex="normal"/>
    </style:style>
    <style:style style:name="P37" style:family="paragraph" style:parent-style-name="Standard" style:list-style-name="L2">
      <style:paragraph-properties fo:margin-top="0.051cm" fo:margin-bottom="0cm" style:contextual-spacing="false"/>
      <style:text-properties style:font-name="Lucida Sans" fo:font-size="9pt" style:font-size-asian="9pt" style:font-size-complex="9pt"/>
    </style:style>
    <style:style style:name="P38" style:family="paragraph" style:parent-style-name="Standard">
      <style:paragraph-properties fo:margin-top="0.102cm" fo:margin-bottom="0cm" style:contextual-spacing="false"/>
    </style:style>
    <style:style style:name="P39" style:family="paragraph" style:parent-style-name="Heading_20_2">
      <style:text-properties fo:font-size="14pt" style:text-underline-style="solid" style:text-underline-width="auto" style:text-underline-color="font-color" style:font-size-asian="14pt" style:font-size-complex="14pt"/>
    </style:style>
    <style:style style:name="P40" style:family="paragraph" style:parent-style-name="Heading_20_2">
      <style:paragraph-properties fo:margin-top="0.52cm" fo:margin-bottom="0.21cm" style:contextual-spacing="false"/>
      <style:text-properties fo:font-size="14pt" style:font-size-asian="14pt" style:font-size-complex="14pt"/>
    </style:style>
    <style:style style:name="P41" style:family="paragraph" style:parent-style-name="Heading_20_3">
      <style:paragraph-properties fo:margin-top="0cm" fo:margin-bottom="0cm" style:contextual-spacing="false"/>
      <style:text-properties style:font-name="Arial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42" style:family="paragraph" style:parent-style-name="Heading_20_3">
      <style:paragraph-properties fo:margin-top="0.152cm" fo:margin-bottom="0cm" style:contextual-spacing="false"/>
      <style:text-properties style:font-name="Lucida San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Lucida San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style:font-name="Lucida Sans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Lucid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Lucida Sans" fo:font-size="10pt" fo:font-style="normal" fo:font-weight="normal" officeooo:rsid="00065c8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5c87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span text:style-name="T1">Andrea Cisternino</text:span></text:p>
      <text:p text:style-name="P3"/>
      <text:h text:style-name="P39" text:outline-level="2">Contacts</text:h>
      <text:p text:style-name="P28"><text:tab/><text:tab/><text:span text:style-name="T9">Telephone:<text:tab/><text:tab/>+XXXXXXXXXXXXX<text:tab/><text:tab/></text:span><text:span text:style-name="T2">(mobile)</text:span></text:p>
      <text:p text:style-name="P28"><text:span text:style-name="T9"><text:tab/><text:tab/>Email:<text:tab/><text:tab/><text:tab/></text:span><text:span text:style-name="T10">yyyy@dddd</text:span></text:p>
      <text:p text:style-name="P28"><text:bookmark-start text:name="__DdeLink__346_1949513443"/><text:span text:style-name="T9"><text:tab/><text:tab/>LinkedIn profile:<text:tab/><text:tab/></text:span><text:span text:style-name="T10">yyyy</text:span></text:p>
      <text:p text:style-name="P38"><text:span text:style-name="T5"><text:tab/><text:tab/>GitHub profile:<text:tab/><text:tab/></text:span><text:span text:style-name="T6">xxxx</text:span></text:p>
      <text:p text:style-name="P3"><text:bookmark-end text:name="__DdeLink__346_1949513443"/></text:p>
      <text:p text:style-name="P2"/>
      <text:h text:style-name="P39" text:outline-level="2">Technical Skills</text:h>
      <text:p text:style-name="P5"/>
      <text:p text:style-name="P5">Extensive professional knowledge of the following technologies:</text:p>
      <text:p text:style-name="P5"/>
      <text:list xml:id="list37315506" text:style-name="L1">
        <text:list-item>
          <text:p text:style-name="P35">Java Language from version 1.4 onwards.</text:p>
        </text:list-item>
      </text:list>
      <text:list xml:id="list37308210" text:style-name="L2">
        <text:list-item>
          <text:p text:style-name="P37">Java Enterprise specification, specifically J2EE 1.4 and Java EE 5.</text:p>
        </text:list-item>
        <text:list-item>
          <text:p text:style-name="P37">Application servers: GlassFish 3, JBoss 5 and WebSphere 6.</text:p>
        </text:list-item>
        <text:list-item>
          <text:p text:style-name="P37">Oracle and PostgreSQL databases.</text:p>
        </text:list-item>
        <text:list-item>
          <text:p text:style-name="P37">Persistence layer: MyBatis, Spring JDBC and Hibernate 3.x.</text:p>
        </text:list-item>
        <text:list-item>
          <text:p text:style-name="P37">Development tools: Maven, Ant, NetBeans 7, Eclipse, Subversion and Git.</text:p>
        </text:list-item>
        <text:list-item>
          <text:p text:style-name="P37">Embedded software development.</text:p>
        </text:list-item>
        <text:list-item>
          <text:p text:style-name="P37">Unix and Linux environments.</text:p>
        </text:list-item>
        <text:list-item>
          <text:p text:style-name="P37">C, Perl and Python languages.</text:p>
        </text:list-item>
        <text:list-item>
          <text:p text:style-name="P37">Internet technologies and application protocols: XML, HTML, HTTP, TCP/IP networking, computer hardware in general.</text:p>
        </text:list-item>
      </text:list>
      <text:p text:style-name="P2"/>
      <text:h text:style-name="P40" text:outline-level="2"><text:span text:style-name="T11">Detailed </text:span><text:bookmark-start text:name="__DdeLink__344_1949513443"/><text:bookmark-start text:name="__DdeLink__425_1949513443"/><text:span text:style-name="T11">Professional Experience</text:span><text:bookmark-end text:name="__DdeLink__425_1949513443"/></text:h>
      <text:p text:style-name="P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3">Feb 2012 – To date</text:p>
          </table:table-cell>
          <table:table-cell table:style-name="Tabella7.A1" office:value-type="string">
            <text:p text:style-name="P20"><text:a xlink:type="simple" xlink:href="http://ww.automotive.elektrobit.com/"><text:span text:style-name="T8">Elektrobit GmbH</text:span></text:a><text:span text:style-name="T8">, Erlangen, Germany</text:span></text:p>
            <text:p text:style-name="P34">(Global supplier of embedded software solutions for the automotive industry.)</text:p>
          </table:table-cell>
        </table:table-row>
        <table:table-row>
          <table:table-cell table:style-name="Tabella7.A2" office:value-type="string">
            <text:p text:style-name="P27">Role:</text:p>
          </table:table-cell>
          <table:table-cell table:style-name="Tabella7.A2" office:value-type="string">
            <text:p text:style-name="P26">Senior Software Engineer</text:p>
          </table:table-cell>
        </table:table-row>
        <table:table-row>
          <table:table-cell table:style-name="Tabella7.A2" office:value-type="string">
            <text:p text:style-name="P22">Responsibilities:</text:p>
          </table:table-cell>
          <table:table-cell table:style-name="Tabella7.A2" office:value-type="string">
            <text:p text:style-name="P21">Development and maintenance of large Infotainment Java applications on real-time systems for German automotive manufacturers.</text:p>
          </table:table-cell>
        </table:table-row>
      </table:table>
      <text:p text:style-name="P31"><text:bookmark-end text:name="__DdeLink__344_1949513443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May 2003 – Jan 2012</text:p>
          </table:table-cell>
          <table:table-cell table:style-name="Tabella1.A1" office:value-type="string">
            <text:p text:style-name="P20"><text:a xlink:type="simple" xlink:href="http://www.tasgroup.it/"><text:span text:style-name="T8">TAS Group S.p.A.</text:span></text:a><text:span text:style-name="T8">, Bologna, Italy</text:span></text:p>
            <text:p text:style-name="P34">(Italian software house providing solutions to the banking sector.)</text:p>
          </table:table-cell>
        </table:table-row>
        <table:table-row>
          <table:table-cell table:style-name="Tabella1.A2" office:value-type="string">
            <text:p text:style-name="P27">Role:</text:p>
          </table:table-cell>
          <table:table-cell table:style-name="Tabella1.A2" office:value-type="string">
            <text:p text:style-name="P26">Senior Software Engineer</text:p>
          </table:table-cell>
        </table:table-row>
        <table:table-row>
          <table:table-cell table:style-name="Tabella1.A2" office:value-type="string">
            <text:p text:style-name="P22">Responsibilities:</text:p>
          </table:table-cell>
          <table:table-cell table:style-name="Tabella1.A2" office:value-type="string">
            <text:p text:style-name="P21">Development of financial enterprise applications in Java. Definition of application architecture and requirements. Tools evaluation.</text:p>
          </table:table-cell>
        </table:table-row>
      </table:table>
      <text:p text:style-name="P3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3">Sep 2000 – May 2003</text:p>
          </table:table-cell>
          <table:table-cell table:style-name="Tabella2.A1" office:value-type="string">
            <text:p text:style-name="P20"><text:a xlink:type="simple" xlink:href="http://www.st.com/"><text:span text:style-name="T8">STMicroelectronics</text:span></text:a><text:span text:style-name="T8"> (R&amp;D), Bristol, United Kingdom</text:span></text:p>
            <text:p text:style-name="P34">(Global semiconductor company, market leader in the electronics business)</text:p>
          </table:table-cell>
        </table:table-row>
        <table:table-row>
          <table:table-cell table:style-name="Tabella2.A2" office:value-type="string">
            <text:p text:style-name="P25">Role:</text:p>
          </table:table-cell>
          <table:table-cell table:style-name="Tabella2.A2" office:value-type="string">
            <text:p text:style-name="P24">Senior Software Engineer</text:p>
          </table:table-cell>
        </table:table-row>
        <table:table-row>
          <table:table-cell table:style-name="Tabella2.A2" office:value-type="string">
            <text:p text:style-name="P22">Responsibilities:</text:p>
          </table:table-cell>
          <table:table-cell table:style-name="Tabella2.A2" office:value-type="string">
            <text:p text:style-name="P21">Kernel and embedded applications development in C on Linux. Support and maintenance of the STM embedded Linux distribution.</text:p>
          </table:table-cell>
        </table:table-row>
      </table:table>
      <text:h text:style-name="P41" text:outline-level="3"><text:soft-page-break/>Detailed Professional Experience, cont'd</text:h>
      <text:p text:style-name="P3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3">Nov 1998 – Sep 2000</text:p>
          </table:table-cell>
          <table:table-cell table:style-name="Tabella3.A1" office:value-type="string">
            <text:p text:style-name="P20"><text:a xlink:type="simple" xlink:href="http://www.magnetimarelli.com/"><text:span text:style-name="T8">Magneti Marelli S.p.A.</text:span></text:a><text:span text:style-name="T8">, Powertrain Division, Bologna, Italy</text:span></text:p>
            <text:p text:style-name="P34">(Global leader in components and systems for the automotive industry.)</text:p>
          </table:table-cell>
        </table:table-row>
        <table:table-row>
          <table:table-cell table:style-name="Tabella3.A2" office:value-type="string">
            <text:p text:style-name="P25">Role:</text:p>
          </table:table-cell>
          <table:table-cell table:style-name="Tabella3.A2" office:value-type="string">
            <text:p text:style-name="P24">Software Engineer</text:p>
          </table:table-cell>
        </table:table-row>
        <table:table-row>
          <table:table-cell table:style-name="Tabella3.A2" office:value-type="string">
            <text:p text:style-name="P22">Responsibilities:</text:p>
          </table:table-cell>
          <table:table-cell table:style-name="Tabella3.A2" office:value-type="string">
            <text:p text:style-name="P21">Automotive embedded software development in C on Unix. Evaluation of software design and hardware-software co-design tools and methodologies.</text:p>
          </table:table-cell>
        </table:table-row>
      </table:table>
      <text:h text:style-name="P42" text:outline-level="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3">Mar 1997 – Nov 1998</text:p>
          </table:table-cell>
          <table:table-cell table:style-name="Tabella4.A1" office:value-type="string">
            <text:p text:style-name="P20"><text:a xlink:type="simple" xlink:href="http://www.infn.it/"><text:span text:style-name="T8">National Institute of Nuclear Physics</text:span></text:a><text:span text:style-name="T8"> (INFN), Pisa, Italy</text:span></text:p>
            <text:p text:style-name="P34">(National research organization in the field of Nuclear Physics.)</text:p>
          </table:table-cell>
        </table:table-row>
        <table:table-row>
          <table:table-cell table:style-name="Tabella4.A2" office:value-type="string">
            <text:p text:style-name="P25">Role:</text:p>
          </table:table-cell>
          <table:table-cell table:style-name="Tabella4.A2" office:value-type="string">
            <text:p text:style-name="P24">Software Engineer</text:p>
          </table:table-cell>
        </table:table-row>
        <table:table-row>
          <table:table-cell table:style-name="Tabella4.A2" office:value-type="string">
            <text:p text:style-name="P29">Responsibilities:</text:p>
          </table:table-cell>
          <table:table-cell table:style-name="Tabella4.A2" office:value-type="string">
            <text:p text:style-name="P21">Software development on Linux and Solaris in Perl and C for the <text:span text:style-name="T1">APEmille</text:span> massively parallel computer. Digital hardware interfacing.</text:p>
          </table:table-cell>
        </table:table-row>
      </table:table>
      <text:p text:style-name="P3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3">Mar 1996 – Mar 1997</text:p>
          </table:table-cell>
          <table:table-cell table:style-name="Tabella5.A1" office:value-type="string">
            <text:p text:style-name="P20"><text:a xlink:type="simple" xlink:href="http://df.unife.it/"><text:span text:style-name="T8">Università di Ferrara, Physics Department</text:span></text:a><text:span text:style-name="T8">, Ferrara, Italy</text:span></text:p>
          </table:table-cell>
        </table:table-row>
        <table:table-row>
          <table:table-cell table:style-name="Tabella5.A2" office:value-type="string">
            <text:p text:style-name="P25">Role:</text:p>
          </table:table-cell>
          <table:table-cell table:style-name="Tabella5.A2" office:value-type="string">
            <text:p text:style-name="P24">Researcher</text:p>
          </table:table-cell>
        </table:table-row>
        <table:table-row>
          <table:table-cell table:style-name="Tabella5.A2" office:value-type="string">
            <text:p text:style-name="P22">Responsibilities:</text:p>
          </table:table-cell>
          <table:table-cell table:style-name="Tabella5.A2" office:value-type="string">
            <text:p text:style-name="P21">Development of scientific applications on Unix and VLSI Integrated Circuit design.</text:p>
          </table:table-cell>
        </table:table-row>
      </table:table>
      <text:p text:style-name="P33"/>
      <text:h text:style-name="P39" text:outline-level="2"><text:bookmark-start text:name="__DdeLink__354_1097231430"/>Education</text:h>
      <text:p text:style-name="P5"/>
      <text:p text:style-name="P10">“Laurea in Fisica”<text:span text:style-name="T9"> (M.Sc. in Solid State Physics)</text:span></text:p>
      <text:p text:style-name="P12">March 1996 – Università di Ferrara<text:bookmark-end text:name="__DdeLink__354_1097231430"/>, Ferrara, Italy</text:p>
      <text:p text:style-name="P11">Graduated with grade 103/110. During my thesis I developed part of a digital ASIC VLSI chip for the data acquisition section of a solid state radiography system.</text:p>
      <text:p text:style-name="P6"/>
      <text:p text:style-name="P9">Certified ScrumMaster </text:p>
      <text:p text:style-name="P14">April 2011 – Scrum Alliance</text:p>
      <text:p text:style-name="P13">Member number 132749. <text:s/>Trainer: Andrea Tomasini, agile42 GmbH, Berlin. </text:p>
      <text:p text:style-name="P13"/>
      <text:h text:style-name="P39" text:outline-level="2">Languages</text:h>
      <text:p text:style-name="P16"/>
      <text:p text:style-name="P8">Very good knowledge of the English language, both written and spoken.</text:p>
      <text:p text:style-name="P13">Basic knowledge of the German language.</text:p>
      <text:p text:style-name="P13"/>
      <text:h text:style-name="P39" text:outline-level="2">Personal Details</text:h>
      <text:p text:style-name="P16"/>
      <text:p text:style-name="P15"><text:span text:style-name="T7"><text:tab/><text:tab/></text:span><text:span text:style-name="T1">Name:</text:span><text:span text:style-name="T7"><text:tab/><text:tab/>Andrea Cisternino<text:tab/></text:span><text:span text:style-name="T3">Date of Birth:</text:span><text:span text:style-name="T4"><text:tab/>XX Xxxxxxxx XXXX</text:span></text:p>
      <text:p text:style-name="P17"><text:span text:style-name="T7"><text:tab/><text:tab/></text:span><text:span text:style-name="T1">Marital Status:</text:span><text:span text:style-name="T7"><text:tab/>Xxxxxxx<text:tab/><text:tab/></text:span><text:span text:style-name="T4"><text:tab/>Natio</text:span><text:span text:style-name="T3">nality:</text:span><text:span text:style-name="T4"><text:tab/>Italian</text:span></text:p>
      <text:p text:style-name="P17"><text:span text:style-name="T7"><text:tab/><text:tab/></text:span><text:span text:style-name="T1">Address:</text:span><text:span text:style-name="T7"><text:tab/>Via Xxxxxxxx x</text:span></text:p>
      <text:p text:style-name="P18"><text:tab/><text:tab/><text:tab/><text:tab/>XXXXX Xxxxxxx </text:p>
      <text:p text:style-name="P18"><text:tab/><text:tab/><text:tab/><text:tab/>Italy</text:p>
      <text:p text:style-name="P18"/>
      <text:p text:style-name="P19">Autorizzo l'utilizzo dei miei dati personali ai sensi del D. Lgs. 196/0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Zeichenformat" text:bullet-char="•">
        <style:list-level-properties text:min-label-width="0.4cm"/>
        <style:text-properties style:font-name="StarSymbol"/>
      </text:list-level-style-bullet>
      <text:list-level-style-bullet text:level="2" text:style-name="Zeichenformat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Zeichenformat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Zeichenformat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Zeichenformat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Zeichenformat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Zeichenformat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Zeichenformat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Zeichenformat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Zeichenformat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Lucida Sans" fo:font-size="9pt" style:font-size-asian="9pt" style:font-size-complex="9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2cm" fo:margin-bottom="1.7cm" fo:margin-left="2.2cm" fo:margin-right="2.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drea Cisternino – Curriculum Vitae</text:span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title>Curriculum Vitae</dc:title>
    <meta:initial-creator>Andrea Cisternino</meta:initial-creator>
    <meta:creation-date>2007-10-27T17:07:20</meta:creation-date>
    <dc:date>2013-01-12T17:19:34.96</dc:date>
    <meta:editing-cycles>92</meta:editing-cycles>
    <meta:editing-duration>PT4H49M51S</meta:editing-duration>
    <dc:creator>Andrea Cisternino</dc:creator>
    <meta:document-statistic meta:table-count="6" meta:image-count="0" meta:object-count="0" meta:page-count="2" meta:paragraph-count="79" meta:word-count="470" meta:character-count="3357" meta:non-whitespace-character-count="2938"/>
    <meta:user-defined meta:name="Info 1"/>
    <meta:user-defined meta:name="Info 2"/>
    <meta:user-defined meta:name="Info 3"/>
    <meta:user-defined meta:name="Info 4"/>
  </office:meta>
</office:document-meta>
</file>